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56.39pt"/>
    </style:style>
    <style:style style:name="co2" style:family="table-column">
      <style:table-column-properties fo:break-before="auto" style:column-width="82.9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0.39pt"/>
    </style:style>
    <style:style style:name="co5" style:family="table-column">
      <style:table-column-properties fo:break-before="auto" style:column-width="172.91pt"/>
    </style:style>
    <style:style style:name="co6" style:family="table-column">
      <style:table-column-properties fo:break-before="auto" style:column-width="58.9pt"/>
    </style:style>
    <style:style style:name="co7" style:family="table-column">
      <style:table-column-properties fo:break-before="auto" style:column-width="167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oCo35Client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oCoServerSocketWith 35 clients</text:p>
          </table:table-cell>
          <table:table-cell/>
        </table:table-row>
        <table:table-row table:style-name="ro1">
          <table:table-cell office:value-type="string" calcext:value-type="string">
            <text:p>Number iterations</text:p>
          </table:table-cell>
          <table:table-cell office:value-type="string" calcext:value-type="string">
            <text:p><text:s/>tim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o clients served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o clients served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no clients served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no clients served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no clients served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no clients served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no clients served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no clients served</text:p>
          </table:table-cell>
        </table:table-row>
      </table:table>
      <table:table table:name="BoCo10Clients" table:style-name="ta1">
        <table:shapes>
          <draw:frame draw:z-index="0" draw:style-name="gr1" draw:text-style-name="P1" svg:width="453.57pt" svg:height="255.37pt" svg:x="321.14pt" svg:y="54.4pt">
            <loext:p/>
            <draw:object draw:notify-on-update-of-ranges="BoCo10Clients.A2:BoCo10Clients.A2 BoCo10Clients.A3:BoCo10Clients.A11 BoCo10Clients.B2:BoCo10Clients.B2 BoCo10Clients.B3:BoCo10Clients.B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BoCoServerSocketWith 10 clients</text:p>
          </table:table-cell>
          <table:table-cell/>
        </table:table-row>
        <table:table-row table:style-name="ro1">
          <table:table-cell office:value-type="string" calcext:value-type="string">
            <text:p>Number iterations</text:p>
          </table:table-cell>
          <table:table-cell office:value-type="string" calcext:value-type="string">
            <text:p><text:s/>tim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5.9" calcext:value-type="float">
            <text:p>25.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.9" calcext:value-type="float">
            <text:p>14.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1.1" calcext:value-type="float">
            <text:p>31.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3.8" calcext:value-type="float">
            <text:p>33.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0.7" calcext:value-type="float">
            <text:p>40.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5.6" calcext:value-type="float">
            <text:p>45.6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9.3" calcext:value-type="float">
            <text:p>49.3</text:p>
          </table:table-cell>
        </table:table-row>
      </table:table>
      <table:table table:name="BoCo450Iters" table:style-name="ta1">
        <table:shapes>
          <draw:frame draw:z-index="0" draw:style-name="gr1" draw:text-style-name="P1" svg:width="453.77pt" svg:height="255.37pt" svg:x="212.68pt" svg:y="193.29pt">
            <loext:p/>
            <draw:object draw:notify-on-update-of-ranges="BoCo450Iters.B3:BoCo450Iters.B9 BoCo450Iters.C3:BoCo450Iters.C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oCoServerSocketWith 450 iter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ed clients</text:p>
          </table:table-cell>
          <table:table-cell office:value-type="string" calcext:value-type="string">
            <text:p><text:s/>real clients</text:p>
          </table:table-cell>
          <table:table-cell office:value-type="string" calcext:value-type="string">
            <text:p><text:s/>time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49.3" calcext:value-type="float">
            <text:p>49.3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52.1333333333333" calcext:value-type="float">
            <text:p>52.1333333333333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76.25" calcext:value-type="float">
            <text:p>76.25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209.4" calcext:value-type="float">
            <text:p>209.4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350.833333333333" calcext:value-type="float">
            <text:p>350.83333333333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clients served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clients served</text:p>
          </table:table-cell>
        </table:table-row>
      </table:table>
      <table:table table:name="ExBo35Client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xBoServerSocketWith 35 clients</text:p>
          </table:table-cell>
          <table:table-cell/>
        </table:table-row>
        <table:table-row table:style-name="ro1">
          <table:table-cell office:value-type="string" calcext:value-type="string">
            <text:p>Number iterations</text:p>
          </table:table-cell>
          <table:table-cell office:value-type="string" calcext:value-type="string">
            <text:p><text:s/>tim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o clients served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o clients served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no clients served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no clients served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no clients served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no clients served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no clients served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no clients served</text:p>
          </table:table-cell>
        </table:table-row>
      </table:table>
      <table:table table:name="ExBo10Clients" table:style-name="ta1">
        <table:shapes>
          <draw:frame draw:z-index="0" draw:style-name="gr1" draw:text-style-name="P1" svg:width="453.57pt" svg:height="255.37pt" svg:x="136.35pt" svg:y="185.61pt">
            <loext:p/>
            <draw:object draw:notify-on-update-of-ranges="ExBo10Clients.A2:ExBo10Clients.A2 ExBo10Clients.A3:ExBo10Clients.A11 ExBo10Clients.B2:ExBo10Clients.B2 ExBo10Clients.B3:ExBo10Clients.B1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ExBoServerSocketWith 10 clients</text:p>
          </table:table-cell>
          <table:table-cell/>
        </table:table-row>
        <table:table-row table:style-name="ro1">
          <table:table-cell office:value-type="string" calcext:value-type="string">
            <text:p>Number iterations</text:p>
          </table:table-cell>
          <table:table-cell office:value-type="string" calcext:value-type="string">
            <text:p><text:s/>tim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.8" calcext:value-type="float">
            <text:p>13.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6.5" calcext:value-type="float">
            <text:p>16.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5.7" calcext:value-type="float">
            <text:p>35.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8.1" calcext:value-type="float">
            <text:p>38.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4.7" calcext:value-type="float">
            <text:p>44.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8.8" calcext:value-type="float">
            <text:p>48.8</text:p>
          </table:table-cell>
        </table:table-row>
      </table:table>
      <table:table table:name="ExBo450Iters" table:style-name="ta1">
        <table:shapes>
          <draw:frame draw:z-index="0" draw:style-name="gr1" draw:text-style-name="P1" svg:width="453.77pt" svg:height="255.37pt" svg:x="100.2pt" svg:y="166.42pt">
            <loext:p/>
            <draw:object draw:notify-on-update-of-ranges="ExBo450Iters.B3:ExBo450Iters.B9 ExBo450Iters.C3:ExBo450Iters.C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xBoServerSocketWith 450 iter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ed clients</text:p>
          </table:table-cell>
          <table:table-cell office:value-type="string" calcext:value-type="string">
            <text:p><text:s/>real clients</text:p>
          </table:table-cell>
          <table:table-cell office:value-type="string" calcext:value-type="string">
            <text:p><text:s/>time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48.8" calcext:value-type="float">
            <text:p>48.8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72.8" calcext:value-type="float">
            <text:p>72.8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106.92" calcext:value-type="float">
            <text:p>106.92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145.166666666667" calcext:value-type="float">
            <text:p>145.16666666666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clients served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clients served</text:p>
          </table:table-cell>
        </table:table-row>
      </table:table>
      <table:table table:name="ExBo50Iters" table:style-name="ta1">
        <table:shapes>
          <draw:frame draw:z-index="0" draw:style-name="gr1" draw:text-style-name="P1" svg:width="453.74pt" svg:height="255.37pt" svg:x="106.02pt" svg:y="204.8pt">
            <loext:p/>
            <draw:object draw:notify-on-update-of-ranges="ExBo50Iters.B3:ExBo50Iters.B7 ExBo50Iters.C3:ExBo50Iters.C7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7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xBoServerSocketWith 50 iter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ed clients</text:p>
          </table:table-cell>
          <table:table-cell office:value-type="string" calcext:value-type="string">
            <text:p><text:s/>real clients</text:p>
          </table:table-cell>
          <table:table-cell office:value-type="string" calcext:value-type="string">
            <text:p><text:s/>time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378.3" calcext:value-type="float">
            <text:p>378.3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9.48" calcext:value-type="float">
            <text:p>9.48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12.1666666666667" calcext:value-type="float">
            <text:p>12.166666666666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clients served</text:p>
          </table:table-cell>
        </table:table-row>
      </table:table>
      <table:table table:name="UnCo35Client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UnCoServerSocketWith 35 clients</text:p>
          </table:table-cell>
          <table:table-cell/>
        </table:table-row>
        <table:table-row table:style-name="ro1">
          <table:table-cell office:value-type="string" calcext:value-type="string">
            <text:p>Number iterations</text:p>
          </table:table-cell>
          <table:table-cell office:value-type="string" calcext:value-type="string">
            <text:p><text:s/>tim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.45" calcext:value-type="float">
            <text:p>14.4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o clients served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o clients served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no clients served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no clients served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no clients served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no clients served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no clients served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no clients served</text:p>
          </table:table-cell>
        </table:table-row>
      </table:table>
      <table:table table:name="UnCo10Clients" table:style-name="ta1">
        <table:shapes>
          <draw:frame draw:z-index="0" draw:style-name="gr1" draw:text-style-name="P1" svg:width="453.6pt" svg:height="255.37pt" svg:x="99.5pt" svg:y="181.13pt">
            <loext:p/>
            <draw:object draw:notify-on-update-of-ranges="UnCo10Clients.A3:UnCo10Clients.A11 UnCo10Clients.B3:UnCo10Clients.B11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UnCoServerSocketWith 10 clients</text:p>
          </table:table-cell>
          <table:table-cell/>
        </table:table-row>
        <table:table-row table:style-name="ro1">
          <table:table-cell office:value-type="string" calcext:value-type="string">
            <text:p>Number iterations</text:p>
          </table:table-cell>
          <table:table-cell office:value-type="string" calcext:value-type="string">
            <text:p><text:s/>tim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.3" calcext:value-type="float">
            <text:p>15.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5.2" calcext:value-type="float">
            <text:p>25.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6.6" calcext:value-type="float">
            <text:p>16.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8.1" calcext:value-type="float">
            <text:p>38.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0.3" calcext:value-type="float">
            <text:p>40.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5.7" calcext:value-type="float">
            <text:p>35.7</text:p>
          </table:table-cell>
        </table:table-row>
      </table:table>
      <table:table table:name="UnCo450Iters" table:style-name="ta1">
        <table:shapes>
          <draw:frame draw:z-index="0" draw:style-name="gr1" draw:text-style-name="P1" svg:width="453.77pt" svg:height="255.37pt" svg:x="89.86pt" svg:y="206.73pt">
            <loext:p/>
            <draw:object draw:notify-on-update-of-ranges="UnCo450Iters.B3:UnCo450Iters.B7 UnCo450Iters.C3:UnCo450Iters.C7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UnCoServerSocketWith 450 iter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ed clients</text:p>
          </table:table-cell>
          <table:table-cell office:value-type="string" calcext:value-type="string">
            <text:p><text:s/>real clients</text:p>
          </table:table-cell>
          <table:table-cell office:value-type="string" calcext:value-type="string">
            <text:p><text:s/>time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35.7" calcext:value-type="float">
            <text:p>35.7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74.1333333333333" calcext:value-type="float">
            <text:p>74.1333333333333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118.88" calcext:value-type="float">
            <text:p>118.88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195.433333333333" calcext:value-type="float">
            <text:p>195.43333333333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clients served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clients served</text:p>
          </table:table-cell>
        </table:table-row>
      </table:table>
      <table:table table:name="UnCo50Iters" table:style-name="ta1">
        <table:shapes>
          <draw:frame draw:z-index="0" draw:style-name="gr1" draw:text-style-name="P1" svg:width="453.74pt" svg:height="255.37pt" svg:x="115.71pt" svg:y="194.57pt">
            <loext:p/>
            <draw:object draw:notify-on-update-of-ranges="UnCo50Iters.B3:UnCo50Iters.B7 UnCo50Iters.C3:UnCo50Iters.C7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7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UnCoServerSocketWith 50 iter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ed clients</text:p>
          </table:table-cell>
          <table:table-cell office:value-type="string" calcext:value-type="string">
            <text:p><text:s/>real clients</text:p>
          </table:table-cell>
          <table:table-cell office:value-type="string" calcext:value-type="string">
            <text:p><text:s/>time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5.66666666666667" calcext:value-type="float">
            <text:p>5.66666666666667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6.75" calcext:value-type="float">
            <text:p>6.75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168.24" calcext:value-type="float">
            <text:p>168.24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31.2" calcext:value-type="float">
            <text:p>31.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4.45" calcext:value-type="float">
            <text:p>14.4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clients served</text:p>
          </table:table-cell>
        </table:table-row>
      </table:table>
      <table:table table:name="BoCo50Iters" table:style-name="ta1">
        <table:shapes>
          <draw:frame draw:z-index="0" draw:style-name="gr1" draw:text-style-name="P1" svg:width="453.51pt" svg:height="255.09pt" svg:x="109.33pt" svg:y="165.37pt">
            <loext:p/>
            <draw:object draw:notify-on-update-of-ranges="BoCo50Iters.B3:BoCo50Iters.B7 BoCo50Iters.C3:BoCo50Iters.C7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7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oCoServerSocketWith 50 iter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ed clients</text:p>
          </table:table-cell>
          <table:table-cell office:value-type="string" calcext:value-type="string">
            <text:p><text:s/>real clients</text:p>
          </table:table-cell>
          <table:table-cell office:value-type="string" calcext:value-type="string">
            <text:p><text:s/>time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11.8" calcext:value-type="float">
            <text:p>11.8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15.3" calcext:value-type="float">
            <text:p>15.3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128.68" calcext:value-type="float">
            <text:p>128.68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249.533333333333" calcext:value-type="float">
            <text:p>249.53333333333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clients serv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2T14:56:13.310812292</meta:creation-date>
    <dc:date>2017-12-22T15:22:10.132134080</dc:date>
    <meta:editing-duration>PT15M43S</meta:editing-duration>
    <meta:editing-cycles>7</meta:editing-cycles>
    <meta:generator>LibreOffice/5.4.2.2$Linux_X86_64 LibreOffice_project/40m0$Build-2</meta:generator>
    <meta:document-statistic meta:table-count="12" meta:cell-count="276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2cm" svg:height="9.01cm" xlink:href=".." xlink:type="simple" chart:class="chart:scatter" chart:style-name="ch1">
        <chart:legend chart:legend-position="end" svg:x="13.891cm" svg:y="4.206cm" style:legend-expansion="high" chart:style-name="ch2"/>
        <chart:plot-area chart:style-name="ch3" table:cell-range-address="BoCo10Clients.A2:BoCo10Clients.B11" chart:data-source-has-labels="row" svg:x="0.32cm" svg:y="0.18cm" svg:width="13.251cm" svg:height="8.65cm">
          <chartooo:coordinate-region svg:x="0.941cm" svg:y="0.379cm" svg:width="12.351cm" svg:height="7.8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oCo10Clients.B3:BoCo10Clients.B11" chart:label-cell-address="BoCo10Clients.B2:BoCo10Clients.B2" chart:class="chart:scatter">
            <chart:domain table:cell-range-address="BoCo10Clients.A3:BoCo10Clients.A11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time</text:p>
                <draw:g>
                  <svg:desc>BoCo10Clients.B2:BoCo10Clients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BoCo10Clients.A3:BoCo10Clients.A11</svg:desc>
                </draw:g>
              </table:table-cell>
              <table:table-cell office:value-type="float" office:value="2.9">
                <text:p>2.9</text:p>
                <draw:g>
                  <svg:desc>BoCo10Clients.B3:BoCo10Clients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31.1">
                <text:p>31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33.8">
                <text:p>33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">
                <text:p>350</text:p>
              </table:table-cell>
              <table:table-cell office:value-type="float" office:value="40.7">
                <text:p>40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45.6">
                <text:p>45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">
                <text:p>450</text:p>
              </table:table-cell>
              <table:table-cell office:value-type="float" office:value="49.3">
                <text:p>49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9cm" svg:height="9.01cm" xlink:href=".." xlink:type="simple" chart:class="chart:scatter" chart:style-name="ch1">
        <chart:legend chart:legend-position="end" svg:x="13.157cm" svg:y="4.206cm" style:legend-expansion="high" chart:style-name="ch2"/>
        <chart:plot-area chart:style-name="ch3" table:cell-range-address="BoCo450Iters.B3:BoCo450Iters.C9" svg:x="0.32cm" svg:y="0.18cm" svg:width="12.517cm" svg:height="8.65cm">
          <chartooo:coordinate-region svg:x="1.127cm" svg:y="0.379cm" svg:width="11.523cm" svg:height="7.8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oCo450Iters.C3:BoCo450Iters.C9" chart:class="chart:scatter">
            <chart:domain table:cell-range-address="BoCo450Iters.B3:BoCo450Iters.B9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BoCo450Iters.B3:BoCo450Iters.B9</svg:desc>
                </draw:g>
              </table:table-cell>
              <table:table-cell office:value-type="float" office:value="49.3">
                <text:p>49.3</text:p>
                <draw:g>
                  <svg:desc>BoCo450Iters.C3:BoCo450Iters.C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52.1333333333333">
                <text:p>52.1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76.25">
                <text:p>76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209.4">
                <text:p>209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350.833333333333">
                <text:p>350.8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2cm" svg:height="9.01cm" xlink:href=".." xlink:type="simple" chart:class="chart:scatter" chart:style-name="ch1">
        <chart:legend chart:legend-position="end" svg:x="13.891cm" svg:y="4.206cm" style:legend-expansion="high" chart:style-name="ch2"/>
        <chart:plot-area chart:style-name="ch3" table:cell-range-address="ExBo10Clients.A2:ExBo10Clients.B11" chart:data-source-has-labels="row" svg:x="0.32cm" svg:y="0.18cm" svg:width="13.251cm" svg:height="8.65cm">
          <chartooo:coordinate-region svg:x="0.941cm" svg:y="0.379cm" svg:width="12.351cm" svg:height="7.8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ExBo10Clients.B3:ExBo10Clients.B11" chart:label-cell-address="ExBo10Clients.B2:ExBo10Clients.B2" chart:class="chart:scatter">
            <chart:domain table:cell-range-address="ExBo10Clients.A3:ExBo10Clients.A11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time</text:p>
                <draw:g>
                  <svg:desc>ExBo10Clients.B2:ExBo10Clients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ExBo10Clients.A3:ExBo10Clients.A11</svg:desc>
                </draw:g>
              </table:table-cell>
              <table:table-cell office:value-type="float" office:value="3.4">
                <text:p>3.4</text:p>
                <draw:g>
                  <svg:desc>ExBo10Clients.B3:ExBo10Clients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35.7">
                <text:p>35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">
                <text:p>350</text:p>
              </table:table-cell>
              <table:table-cell office:value-type="float" office:value="38.1">
                <text:p>38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44.7">
                <text:p>44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">
                <text:p>450</text:p>
              </table:table-cell>
              <table:table-cell office:value-type="float" office:value="48.8">
                <text:p>48.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9cm" svg:height="9.01cm" xlink:href=".." xlink:type="simple" chart:class="chart:scatter" chart:style-name="ch1">
        <chart:legend chart:legend-position="end" svg:x="13.157cm" svg:y="4.206cm" style:legend-expansion="high" chart:style-name="ch2"/>
        <chart:plot-area chart:style-name="ch3" table:cell-range-address="ExBo450Iters.B3:ExBo450Iters.C9" svg:x="0.32cm" svg:y="0.18cm" svg:width="12.517cm" svg:height="8.65cm">
          <chartooo:coordinate-region svg:x="0.941cm" svg:y="0.379cm" svg:width="11.523cm" svg:height="7.8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ExBo450Iters.C3:ExBo450Iters.C9" chart:class="chart:scatter">
            <chart:domain table:cell-range-address="ExBo450Iters.B3:ExBo450Iters.B9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ExBo450Iters.B3:ExBo450Iters.B9</svg:desc>
                </draw:g>
              </table:table-cell>
              <table:table-cell office:value-type="float" office:value="48.8">
                <text:p>48.8</text:p>
                <draw:g>
                  <svg:desc>ExBo450Iters.C3:ExBo450Iters.C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106.92">
                <text:p>106.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145.166666666667">
                <text:p>145.1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8cm" svg:height="9.01cm" xlink:href=".." xlink:type="simple" chart:class="chart:scatter" chart:style-name="ch1">
        <chart:legend chart:legend-position="end" svg:x="13.156cm" svg:y="4.206cm" style:legend-expansion="high" chart:style-name="ch2"/>
        <chart:plot-area chart:style-name="ch3" table:cell-range-address="ExBo50Iters.B3:ExBo50Iters.C7" svg:x="0.32cm" svg:y="0.18cm" svg:width="12.516cm" svg:height="8.65cm">
          <chartooo:coordinate-region svg:x="1.127cm" svg:y="0.379cm" svg:width="11.522cm" svg:height="7.8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ExBo50Iters.C3:ExBo50Iters.C7" chart:class="chart:scatter">
            <chart:domain table:cell-range-address="ExBo50Iters.B3:ExBo50Iters.B7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ExBo50Iters.B3:ExBo50Iters.B7</svg:desc>
                </draw:g>
              </table:table-cell>
              <table:table-cell office:value-type="float" office:value="3.4">
                <text:p>3.4</text:p>
                <draw:g>
                  <svg:desc>ExBo50Iters.C3:ExBo50Iters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378.3">
                <text:p>378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12.1666666666667">
                <text:p>12.166666666666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9.01cm" xlink:href=".." xlink:type="simple" chart:class="chart:scatter" chart:style-name="ch1">
        <chart:legend chart:legend-position="end" svg:x="13.151cm" svg:y="4.206cm" style:legend-expansion="high" chart:style-name="ch2"/>
        <chart:plot-area chart:style-name="ch3" table:cell-range-address="UnCo10Clients.A3:UnCo10Clients.B11" svg:x="0.32cm" svg:y="0.18cm" svg:width="12.511cm" svg:height="8.65cm">
          <chartooo:coordinate-region svg:x="0.941cm" svg:y="0.379cm" svg:width="11.61cm" svg:height="7.8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UnCo10Clients.B3:UnCo10Clients.B11" chart:class="chart:scatter">
            <chart:domain table:cell-range-address="UnCo10Clients.A3:UnCo10Clients.A11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UnCo10Clients.A3:UnCo10Clients.A11</svg:desc>
                </draw:g>
              </table:table-cell>
              <table:table-cell office:value-type="float" office:value="3.1">
                <text:p>3.1</text:p>
                <draw:g>
                  <svg:desc>UnCo10Clients.B3:UnCo10Clients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38.1">
                <text:p>38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">
                <text:p>35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">
                <text:p>450</text:p>
              </table:table-cell>
              <table:table-cell office:value-type="float" office:value="35.7">
                <text:p>35.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9cm" svg:height="9.01cm" xlink:href=".." xlink:type="simple" chart:class="chart:scatter" chart:style-name="ch1">
        <chart:legend chart:legend-position="end" svg:x="13.157cm" svg:y="4.206cm" style:legend-expansion="high" chart:style-name="ch2"/>
        <chart:plot-area chart:style-name="ch3" table:cell-range-address="UnCo450Iters.B3:UnCo450Iters.C7" svg:x="0.32cm" svg:y="0.18cm" svg:width="12.517cm" svg:height="8.65cm">
          <chartooo:coordinate-region svg:x="1.127cm" svg:y="0.379cm" svg:width="11.523cm" svg:height="7.8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UnCo450Iters.C3:UnCo450Iters.C7" chart:class="chart:scatter">
            <chart:domain table:cell-range-address="UnCo450Iters.B3:UnCo450Iters.B7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UnCo450Iters.B3:UnCo450Iters.B7</svg:desc>
                </draw:g>
              </table:table-cell>
              <table:table-cell office:value-type="float" office:value="35.7">
                <text:p>35.7</text:p>
                <draw:g>
                  <svg:desc>UnCo450Iters.C3:UnCo450Iters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74.1333333333333">
                <text:p>74.1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118.88">
                <text:p>118.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195.433333333333">
                <text:p>195.4333333333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8cm" svg:height="9.01cm" xlink:href=".." xlink:type="simple" chart:class="chart:scatter" chart:style-name="ch1">
        <chart:legend chart:legend-position="end" svg:x="13.156cm" svg:y="4.206cm" style:legend-expansion="high" chart:style-name="ch2"/>
        <chart:plot-area chart:style-name="ch3" table:cell-range-address="UnCo50Iters.B3:UnCo50Iters.C7" svg:x="0.32cm" svg:y="0.18cm" svg:width="12.516cm" svg:height="8.65cm">
          <chartooo:coordinate-region svg:x="0.941cm" svg:y="0.379cm" svg:width="11.522cm" svg:height="7.8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UnCo50Iters.C3:UnCo50Iters.C7" chart:class="chart:scatter">
            <chart:domain table:cell-range-address="UnCo50Iters.B3:UnCo50Iters.B7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UnCo50Iters.B3:UnCo50Iters.B7</svg:desc>
                </draw:g>
              </table:table-cell>
              <table:table-cell office:value-type="float" office:value="3.1">
                <text:p>3.1</text:p>
                <draw:g>
                  <svg:desc>UnCo50Iters.C3:UnCo50Iters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5.66666666666667">
                <text:p>5.6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168.24">
                <text:p>168.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31.2">
                <text:p>31.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BoCo50Iters.B3:BoCo50Iters.C7" svg:x="0.32cm" svg:y="0.18cm" svg:width="12.508cm" svg:height="8.64cm">
          <chartooo:coordinate-region svg:x="1.127cm" svg:y="0.379cm" svg:width="11.51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oCo50Iters.C3:BoCo50Iters.C7" chart:class="chart:scatter">
            <chart:domain table:cell-range-address="BoCo50Iters.B3:BoCo50Iters.B7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BoCo50Iters.B3:BoCo50Iters.B7</svg:desc>
                </draw:g>
              </table:table-cell>
              <table:table-cell office:value-type="float" office:value="2.9">
                <text:p>2.9</text:p>
                <draw:g>
                  <svg:desc>BoCo50Iters.C3:BoCo50Iters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128.68">
                <text:p>128.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249.533333333333">
                <text:p>249.53333333333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